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ngFieldTest_2_private.test_max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ngFieldTest_2_private.test_m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ngFieldTest_2_private.test_m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FieldTest_2_private.test_min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0.setValue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